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able1.A1" style:family="table-cell">
      <style:table-cell-properties fo:background-color="#ff3366"/>
    </style:style>
  </office:automatic-styles>
  <office:body>
    <office:text>
      <text:p>this is an example of table with a cell background color of red.</text:p>
      <table:table table:name="Table1">
        <table:table-column table:number-columns-repeated="3"/>
        <table:table-row table:number-rows-repeated="3">
          <table:table-cell table:style-name="Table1.A1">
            <text:p/>
          </table:table-cell>
          <table:table-cell>
            <text:p/>
          </table:table-cell>
          <table:table-cell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